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695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5.847cm"/>
    </style:style>
    <style:style style:name="co15" style:family="table-column">
      <style:table-column-properties fo:break-before="auto" style:column-width="5.9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5.796cm"/>
    </style:style>
    <style:style style:name="co18" style:family="table-column">
      <style:table-column-properties fo:break-before="auto" style:column-width="5.861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265cm"/>
    </style:style>
    <style:style style:name="co21" style:family="table-column">
      <style:table-column-properties fo:break-before="auto" style:column-width="4.225cm"/>
    </style:style>
    <style:style style:name="co22" style:family="table-column">
      <style:table-column-properties fo:break-before="auto" style:column-width="4.239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5.953cm"/>
    </style:style>
    <style:style style:name="co26" style:family="table-column">
      <style:table-column-properties fo:break-before="auto" style:column-width="5.756cm"/>
    </style:style>
    <style:style style:name="co27" style:family="table-column">
      <style:table-column-properties fo:break-before="auto" style:column-width="1.976cm"/>
    </style:style>
    <style:style style:name="co28" style:family="table-column">
      <style:table-column-properties fo:break-before="auto" style:column-width="3.637cm"/>
    </style:style>
    <style:style style:name="co29" style:family="table-column">
      <style:table-column-properties fo:break-before="auto" style:column-width="4.408cm"/>
    </style:style>
    <style:style style:name="co30" style:family="table-column">
      <style:table-column-properties fo:break-before="auto" style:column-width="2.68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5.913cm"/>
    </style:style>
    <style:style style:name="co33" style:family="table-column">
      <style:table-column-properties fo:break-before="auto" style:column-width="5.717cm"/>
    </style:style>
    <style:style style:name="co34" style:family="table-column">
      <style:table-column-properties fo:break-before="auto" style:column-width="2.93cm"/>
    </style:style>
    <style:style style:name="co35" style:family="table-column">
      <style:table-column-properties fo:break-before="auto" style:column-width="5.874cm"/>
    </style:style>
    <style:style style:name="co36" style:family="table-column">
      <style:table-column-properties fo:break-before="auto" style:column-width="3.819cm"/>
    </style:style>
    <style:style style:name="co37" style:family="table-column">
      <style:table-column-properties fo:break-before="auto" style:column-width="4.514cm"/>
    </style:style>
    <style:style style:name="co38" style:family="table-column">
      <style:table-column-properties fo:break-before="auto" style:column-width="4.565cm"/>
    </style:style>
    <style:style style:name="co39" style:family="table-column">
      <style:table-column-properties fo:break-before="auto" style:column-width="4.579cm"/>
    </style:style>
    <style:style style:name="co40" style:family="table-column">
      <style:table-column-properties fo:break-before="auto" style:column-width="2.027cm"/>
    </style:style>
    <style:style style:name="co41" style:family="table-column">
      <style:table-column-properties fo:break-before="auto" style:column-width="4.606cm"/>
    </style:style>
    <style:style style:name="co42" style:family="table-column">
      <style:table-column-properties fo:break-before="auto" style:column-width="4.644cm"/>
    </style:style>
    <style:style style:name="co4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41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6600a7" fo:border="none"/>
    </style:style>
    <style:style style:name="odfdo_auto_29" style:family="table-cell" style:parent-style-name="Default">
      <style:table-cell-properties fo:background-color="#7e03a8" fo:border="none"/>
    </style:style>
    <style:style style:name="odfdo_auto_26" style:family="table-cell" style:parent-style-name="Default">
      <style:table-cell-properties fo:background-color="#310497" fo:border="none"/>
    </style:style>
    <style:style style:name="odfdo_auto_27" style:family="table-cell" style:parent-style-name="Default">
      <style:table-cell-properties fo:background-color="#4c02a1" fo:border="none"/>
    </style:style>
    <style:style style:name="odfdo_auto_30" style:family="table-cell" style:parent-style-name="Default">
      <style:table-cell-properties fo:background-color="#9511a1" fo:border="none"/>
    </style:style>
    <style:style style:name="odfdo_auto_32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5" style:family="table-cell" style:parent-style-name="Default">
      <style:table-cell-properties fo:background-color="#e66c5c" fo:border="none"/>
    </style:style>
    <style:style style:name="odfdo_auto_38" style:family="table-cell" style:parent-style-name="Default">
      <style:table-cell-properties fo:background-color="#fdac32" fo:border="none"/>
    </style:style>
    <style:style style:name="odfdo_auto_39" style:family="table-cell" style:parent-style-name="Default">
      <style:table-cell-properties fo:background-color="#fec527" fo:border="none"/>
    </style:style>
    <style:style style:name="odfdo_auto_36" style:family="table-cell" style:parent-style-name="Default">
      <style:table-cell-properties fo:background-color="#f1804e" fo:border="none"/>
    </style:style>
    <style:style style:name="odfdo_auto_31" style:family="table-cell" style:parent-style-name="Default">
      <style:table-cell-properties fo:background-color="#aa2395" fo:border="none"/>
    </style:style>
    <style:style style:name="odfdo_auto_34" style:family="table-cell" style:parent-style-name="Default">
      <style:table-cell-properties fo:background-color="#da5969" fo:border="none"/>
    </style:style>
    <style:style style:name="odfdo_auto_37" style:family="table-cell" style:parent-style-name="Default">
      <style:table-cell-properties fo:background-color="#f99540" fo:border="none"/>
    </style:style>
  </office:automatic-styles>
  <office:body>
    <office:spreadsheet>
      <table:table table:name="bessel_J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_hold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22" table:default-cell-style-name="odfdo_auto_7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_hold" table:style-name="ta1"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_hold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odfdo_auto_7"/>
        <table:table-column table:style-name="co33" table:default-cell-style-name="odfdo_auto_7"/>
        <table:table-column table:style-name="co34" table:default-cell-style-name="odfdo_auto_3"/>
        <table:table-column table:style-name="co35" table:default-cell-style-name="odfdo_auto_7"/>
        <table:table-column table:style-name="co4" table:default-cell-style-name="odfdo_auto_41"/>
        <table:table-column table:style-name="co14" table:default-cell-style-name="odfdo_auto_7"/>
        <table:table-column table:style-name="co5" table:default-cell-style-name="odfdo_auto_7"/>
        <table:table-column table:style-name="co36" table:default-cell-style-name="odfdo_auto_7"/>
        <table:table-column table:style-name="co37" table:default-cell-style-name="odfdo_auto_7"/>
        <table:table-column table:style-name="co38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9" table:default-cell-style-name="odfdo_auto_7"/>
        <table:table-column table:style-name="co18" table:default-cell-style-name="odfdo_auto_7"/>
        <table:table-column table:style-name="co2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41" table:default-cell-style-name="odfdo_auto_18"/>
        <table:table-column table:style-name="co42" table:default-cell-style-name="odfdo_auto_19"/>
        <table:table-column table:style-name="co9" table:default-cell-style-name="odfdo_auto_7"/>
        <table:table-column table:style-name="co27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12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truve_H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truve_L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12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truve_L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hankel1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8" table:default-cell-style-name="odfdo_auto_7"/>
        <table:table-column table:style-name="co43" table:default-cell-style-name="odfdo_auto_18"/>
        <table:table-column table:style-name="co43" table:number-columns-repeated="3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hankel2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8" table:default-cell-style-name="odfdo_auto_7"/>
        <table:table-column table:style-name="co43" table:default-cell-style-name="odfdo_auto_18"/>
        <table:table-column table:style-name="co43" table:number-columns-repeated="3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bessel_J_hold" table:style-name="ta1">
        <office:forms form:automatic-focus="false" form:apply-design-mode="false"/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12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pherical_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bessel_Y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12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pherical_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1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8" table:default-cell-style-name="odfdo_auto_7"/>
        <table:table-column table:style-name="co43" table:default-cell-style-name="odfdo_auto_18"/>
        <table:table-column table:style-name="co43" table:number-columns-repeated="3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pherical_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2_hold" table:style-name="ta1">
        <table:table-column table:style-name="co43" table:default-cell-style-name="Default"/>
        <table:table-column table:style-name="co43" table:number-columns-repeated="2" table:default-cell-style-name="odfdo_auto_7"/>
        <table:table-column table:style-name="co43" table:default-cell-style-name="odfdo_auto_3"/>
        <table:table-column table:style-name="co43" table:default-cell-style-name="odfdo_auto_7"/>
        <table:table-column table:style-name="co43" table:default-cell-style-name="odfdo_auto_41"/>
        <table:table-column table:style-name="co43" table:number-columns-repeated="8" table:default-cell-style-name="odfdo_auto_7"/>
        <table:table-column table:style-name="co43" table:default-cell-style-name="odfdo_auto_18"/>
        <table:table-column table:style-name="co43" table:number-columns-repeated="3" table:default-cell-style-name="odfdo_auto_7"/>
        <table:table-column table:style-name="co43" table:default-cell-style-name="odfdo_auto_18"/>
        <table:table-column table:style-name="co43" table:default-cell-style-name="odfdo_auto_19"/>
        <table:table-column table:style-name="co43" table:number-columns-repeated="5" table:default-cell-style-name="odfdo_auto_7"/>
        <table:table-row table:style-name="ro1">
          <table:table-cell office:value-type="string" calcext:value-type="string">
            <text:p>spherical_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00/00/00</text:date>, <text:time style:data-style-name="N2" text:time-value="22:00:54.26273871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